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C000000E1DB69AFB4C6CEAF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651cm" draw:marker-end-width="0.651cm" draw:fill="none" draw:textarea-horizontal-align="justify" draw:textarea-vertical-align="middle" draw:auto-grow-height="false" fo:min-height="1.028cm" fo:min-width="2.08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7cm" svg:height="5.592cm" draw:z-index="0"><draw:image xlink:href="Pictures/10000201000002AC000000E1DB69AFB4C6CEAFB4.png" xlink:type="simple" xlink:show="embed" xlink:actuate="onLoad"/></draw:frame><draw:custom-shape text:anchor-type="paragraph" draw:z-index="1" draw:name="シェイプ1" draw:style-name="gr1" draw:text-style-name="P1" svg:width="2.197cm" svg:height="1.138cm" svg:x="14.519cm" svg:y="3.9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1S</meta:editing-duration>
    <meta:editing-cycles>3</meta:editing-cycles>
    <meta:generator>LibreOffice/5.1.4.2$Windows_X86_64 LibreOffice_project/f99d75f39f1c57ebdd7ffc5f42867c12031db97a</meta:generator>
    <dc:date>2016-09-17T15:42:54.582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